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ddcd3" officeooo:paragraph-rsid="001ddcd3" style:font-size-asian="16pt" style:font-weight-asian="bold" style:font-size-complex="16pt" style:font-weight-complex="bold"/>
    </style:style>
    <style:style style:name="P4" style:family="paragraph" style:parent-style-name="Text_20_body">
      <style:text-properties officeooo:rsid="001ddcd3" officeooo:paragraph-rsid="001ddcd3"/>
    </style:style>
    <style:style style:name="P5" style:family="paragraph" style:parent-style-name="Preformatted_20_Text">
      <style:paragraph-properties fo:margin-top="0cm" fo:margin-bottom="0.499cm" style:contextual-spacing="false"/>
    </style:style>
    <style:style style:name="P6" style:family="paragraph" style:parent-style-name="Standard">
      <style:text-properties fo:font-size="16pt" style:text-underline-style="solid" style:text-underline-width="auto" style:text-underline-color="font-color" fo:font-weight="bold" officeooo:rsid="001e4a87" officeooo:paragraph-rsid="001e4a87"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1fcbb8" officeooo:paragraph-rsid="001fcbb8" style:font-size-asian="16pt" style:font-weight-asian="bold" style:font-size-complex="16pt"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officeooo:rsid="001e4a87" officeooo:paragraph-rsid="001e4a87"/>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1fcbb8" officeooo:paragraph-rsid="001fcbb8"/>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text-properties officeooo:rsid="001ddcd3" officeooo:paragraph-rsid="001ddcd3"/>
    </style:style>
    <style:style style:name="P17" style:family="paragraph" style:parent-style-name="Text_20_body">
      <style:text-properties officeooo:rsid="0024aa2f" officeooo:paragraph-rsid="0024aa2f"/>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ximum Product</text:p>
      <text:p text:style-name="Text_20_body">Given the array of integers nums, you will choose two different indices i and j of that array. <text:span text:style-name="Emphasis">Return the maximum value of</text:span> (nums[i]-1)*(nums[j]-1).</text:p>
      <text:p text:style-name="Text_20_body"/>
      <text:p text:style-name="Text_20_body"><text:span text:style-name="Strong_20_Emphasis">Input Format:</text:span></text:p>
      <text:p text:style-name="Text_20_body">Vector nums[] of integers is passed in the function.</text:p>
      <text:p text:style-name="Text_20_body"><text:span text:style-name="Strong_20_Emphasis">Output Format:</text:span></text:p>
      <text:p text:style-name="Text_20_body">Return a single integer as required.</text:p>
      <text:p text:style-name="Text_20_body"/>
      <text:p text:style-name="Text_20_body"><text:span text:style-name="Strong_20_Emphasis">Constraints:</text:span></text:p>
      <text:list xml:id="list2172558498" text:style-name="L1">
        <text:list-item>
          <text:p text:style-name="P8">2 &lt;= nums.length &lt;= 500</text:p>
        </text:list-item>
        <text:list-item>
          <text:p text:style-name="P8">1 &lt;= nums[i] &lt;= 10^3</text:p>
        </text:list-item>
      </text:list>
      <text:p text:style-name="Text_20_body"><text:span text:style-name="Strong_20_Emphasis">Sample Input </text:span></text:p>
      <text:p text:style-name="P1">nums = [3,4,5,2]</text:p>
      <text:p text:style-name="Text_20_body"/>
      <text:p text:style-name="Text_20_body"><text:span text:style-name="Strong_20_Emphasis">Sample Output </text:span></text:p>
      <text:p text:style-name="P1">12</text:p>
      <text:p text:style-name="Text_20_body"/>
      <text:p text:style-name="Text_20_body"><text:span text:style-name="Strong_20_Emphasis">Explanation</text:span></text:p>
      <text:p text:style-name="P1">(nums[1]-1) * (nums[2]-1) = (4-1) * (5-1) = 12</text:p>
      <text:p text:style-name="P4"><text:span text:style-name="T1">Solution</text:span>: maxProduct.cpp</text:p>
      <text:p text:style-name="P4"/>
      <text:p text:style-name="P4"/>
      <text:p text:style-name="P3">Reduced array size to half</text:p>
      <text:p text:style-name="Text_20_body"/>
      <text:p text:style-name="Text_20_body">You are given an integer array arr. You can choose a set of integers and remove all the occurrences of these integers in the array.</text:p>
      <text:p text:style-name="Text_20_body">Return the minimum size of the set so that at least half of the integers of the array are removed.</text:p>
      <text:p text:style-name="Text_20_body"><text:span text:style-name="Strong_20_Emphasis">Constraints:</text:span></text:p>
      <text:list xml:id="list3255679700" text:style-name="L2">
        <text:list-item>
          <text:p text:style-name="P9"><text:span text:style-name="Strong_20_Emphasis">1 &lt;= arr.length &lt;= 10^5</text:span></text:p>
        </text:list-item>
        <text:list-item>
          <text:p text:style-name="P9"><text:span text:style-name="Strong_20_Emphasis">1 &lt;= arr[i] &lt;= 10^5</text:span></text:p>
        </text:list-item>
      </text:list>
      <text:p text:style-name="Text_20_body"><text:span text:style-name="Strong_20_Emphasis">Input Format:</text:span></text:p>
      <text:p text:style-name="Text_20_body"><text:soft-page-break/>Vector arr[] is passed in the given function.</text:p>
      <text:p text:style-name="Text_20_body"><text:span text:style-name="Strong_20_Emphasis">Output Format:</text:span></text:p>
      <text:p text:style-name="Text_20_body">Return a single integer as required.</text:p>
      <text:p text:style-name="Text_20_body"><text:span text:style-name="Strong_20_Emphasis">Sample Test case:</text:span></text:p>
      <text:p text:style-name="Text_20_body"><text:span text:style-name="Strong_20_Emphasis">Input: </text:span>arr = [3,3,3,3,5,5,5,2,2,7]</text:p>
      <text:p text:style-name="Text_20_body"><text:span text:style-name="Strong_20_Emphasis">Output: </text:span>2</text:p>
      <text:p text:style-name="Text_20_body"><text:span text:style-name="Strong_20_Emphasis">Explanation: </text:span></text:p>
      <text:p text:style-name="Text_20_body">Choosing {3,7} will make the new array [5,5,5,2,2] which has size 5 (i.e equal to half of the size of the old array).</text:p>
      <text:p text:style-name="Text_20_body">Possible sets of size 2 are {3,5},{3,2},{5,2}.</text:p>
      <text:p text:style-name="Text_20_body">Choosing set {2,7} is not possible as it will make the new array [3,3,3,3,5,5,5] which has size greater than half of the size of the old array.</text:p>
      <text:p text:style-name="P10"><text:span text:style-name="T1">Solution</text:span>: reduceToHalf.cpp</text:p>
      <text:p text:style-name="P10"/>
      <text:p text:style-name="P10"/>
      <text:p text:style-name="P6">Weakest Rows</text:p>
      <text:p text:style-name="Text_20_body"/>
      <text:p text:style-name="Text_20_body">You are given an m x n binary matrix mat of 1's (representing soldiers) and 0's (representing civilians). The soldiers are positioned in front of the civilians. That is, all the 1's will appear to the left of all the 0's in each row.</text:p>
      <text:p text:style-name="Text_20_body">A row i is weaker than a row j if one of the following is true:</text:p>
      <text:list xml:id="list1485724151" text:style-name="L3">
        <text:list-item>
          <text:p text:style-name="P11">The number of soldiers in row i is less than the number of soldiers in row j.</text:p>
        </text:list-item>
        <text:list-item>
          <text:p text:style-name="P11">Both rows have the same number of soldiers and i &lt; j.</text:p>
        </text:list-item>
      </text:list>
      <text:p text:style-name="Text_20_body">Return the indices of the k weakest rows in the matrix ordered from weakest to strongest.</text:p>
      <text:p text:style-name="Text_20_body"><text:span text:style-name="Strong_20_Emphasis">Input Format:</text:span></text:p>
      <text:p text:style-name="Text_20_body">Integer m,n, matrix mat and k are passed in the function.</text:p>
      <text:p text:style-name="Text_20_body"><text:span text:style-name="Strong_20_Emphasis">Output Format:</text:span></text:p>
      <text:p text:style-name="Text_20_body">Return the vector as required.</text:p>
      <text:p text:style-name="Text_20_body"><text:span text:style-name="Strong_20_Emphasis">Constraints:</text:span></text:p>
      <text:list xml:id="list3909697352" text:style-name="L4">
        <text:list-item>
          <text:p text:style-name="P12">m == mat.length</text:p>
        </text:list-item>
        <text:list-item>
          <text:p text:style-name="P12">n == mat[i].length</text:p>
        </text:list-item>
        <text:list-item>
          <text:p text:style-name="P12">2 &lt;= n, m &lt;= 100</text:p>
        </text:list-item>
        <text:list-item>
          <text:p text:style-name="P12">1 &lt;= k &lt;= m</text:p>
        </text:list-item>
      </text:list>
      <text:p text:style-name="Text_20_body"><text:soft-page-break/>matrix[i][j] is either 0 or 1.</text:p>
      <text:p text:style-name="Text_20_body"/>
      <text:p text:style-name="Text_20_body"><text:span text:style-name="Strong_20_Emphasis">Sample Input </text:span></text:p>
      <text:p text:style-name="P1">m = 4 n = 4 [[1,0,0,0], [1,1,1,1], [1,0,0,0], [1,0,0,0]], k = 2</text:p>
      <text:p text:style-name="Text_20_body"><text:span text:style-name="Strong_20_Emphasis">Sample Output </text:span></text:p>
      <text:p text:style-name="P1">[0,2]</text:p>
      <text:p text:style-name="Text_20_body"/>
      <text:p text:style-name="Text_20_body"><text:span text:style-name="Strong_20_Emphasis">Explanation</text:span></text:p>
      <text:p text:style-name="P1">weakness of the rows is in the order- 0, 2, 3, 1</text:p>
      <text:p text:style-name="P13"><text:span text:style-name="T1">Solution</text:span>: weakestRows.cpp</text:p>
      <text:p text:style-name="P13"/>
      <text:p text:style-name="P13"/>
      <text:p text:style-name="P7">Relative Ranks</text:p>
      <text:p text:style-name="Text_20_body"/>
      <text:p text:style-name="Text_20_body">You are given an integer array score of size n, where score[i] is the score of the ith athlete in a competition. All the scores are guaranteed to be unique.</text:p>
      <text:p text:style-name="Text_20_body">The athletes are placed based on their scores, where the 1st place athlete has the highest score, the 2nd place athlete has the 2nd highest score, and so on. The placement of each athlete determines their rank:</text:p>
      <text:list xml:id="list1807907288" text:style-name="L5">
        <text:list-item>
          <text:p text:style-name="P14">The 1st place athlete's rank is "Gold Medal".</text:p>
        </text:list-item>
        <text:list-item>
          <text:p text:style-name="P14">The 2nd place athlete's rank is "Silver Medal".</text:p>
        </text:list-item>
        <text:list-item>
          <text:p text:style-name="P14">The 3rd place athlete's rank is "Bronze Medal".</text:p>
        </text:list-item>
        <text:list-item>
          <text:p text:style-name="P14">For the 4th place to the nth place athlete, their rank is their placement number (i.e., the xth place athlete's rank is "x").</text:p>
        </text:list-item>
      </text:list>
      <text:p text:style-name="Text_20_body">Return an array answer of size n where answer[i] is the rank of the ith athlete.</text:p>
      <text:p text:style-name="Text_20_body"><text:span text:style-name="Strong_20_Emphasis">Input Format:</text:span></text:p>
      <text:p text:style-name="Text_20_body">An array score[] is passed in the given function.</text:p>
      <text:p text:style-name="Text_20_body"><text:span text:style-name="Strong_20_Emphasis">Output Format:</text:span></text:p>
      <text:p text:style-name="Text_20_body">Return an array of ranks of all athletes.</text:p>
      <text:p text:style-name="Text_20_body"><text:span text:style-name="Strong_20_Emphasis">Constraints:</text:span></text:p>
      <text:list xml:id="list2569163118" text:style-name="L6">
        <text:list-item>
          <text:p text:style-name="P15">n == score.length</text:p>
        </text:list-item>
        <text:list-item>
          <text:p text:style-name="P15">1 &lt;= n &lt;= 10^4</text:p>
        </text:list-item>
        <text:list-item>
          <text:p text:style-name="P15">0 &lt;= score[i] &lt;= 10^6</text:p>
        </text:list-item>
        <text:list-item>
          <text:p text:style-name="P15"><text:soft-page-break/>All the values in score are unique.</text:p>
        </text:list-item>
      </text:list>
      <text:p text:style-name="Text_20_body"/>
      <text:p text:style-name="Text_20_body"><text:span text:style-name="Strong_20_Emphasis">Sample Test Cases:</text:span></text:p>
      <text:p text:style-name="Text_20_body"><text:span text:style-name="Strong_20_Emphasis">Input 1:</text:span></text:p>
      <text:p text:style-name="Text_20_body"><text:span text:style-name="Source_20_Text"><text:span text:style-name="Strong_20_Emphasis">score = [5,4,3,2,1]</text:span></text:span></text:p>
      <text:p text:style-name="Text_20_body"><text:span text:style-name="Strong_20_Emphasis">Output 1:</text:span></text:p>
      <text:p text:style-name="Text_20_body"><text:span text:style-name="Source_20_Text"><text:span text:style-name="Strong_20_Emphasis">["Gold Medal","Silver Medal","Bronze Medal","4","5"]</text:span></text:span></text:p>
      <text:p text:style-name="P17"><text:span text:style-name="T1">Solution</text:span>: relativeRanks.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2:14:25.906401978</meta:creation-date>
    <dc:date>2022-11-20T16:11:54.330830603</dc:date>
    <meta:editing-duration>PT4M50S</meta:editing-duration>
    <meta:editing-cycles>7</meta:editing-cycles>
    <meta:generator>LibreOffice/7.3.7.2$Linux_X86_64 LibreOffice_project/30$Build-2</meta:generator>
    <meta:document-statistic meta:table-count="0" meta:image-count="0" meta:object-count="0" meta:page-count="4" meta:paragraph-count="80" meta:word-count="616" meta:character-count="3293" meta:non-whitespace-character-count="2770"/>
  </office:meta>
</office:document-meta>
</file>